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30pt" style:font-size-asian="30pt" style:font-size-complex="30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0pt" style:font-size-asian="30pt" style:font-size-complex="30pt"/>
    </style:style>
    <style:style style:name="T1" style:family="text">
      <style:text-properties fo:color="#ffffff" fo:font-size="30pt" fo:language="pl" fo:country="PL" style:font-size-asian="30pt" style:language-asian="pl" style:country-asian="PL" style:font-size-complex="30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8.027cm" svg:x="1.388cm" svg:y="0.449cm">
          <text:list text:style-name="L1">
            <text:list-header>
              <text:p text:style-name="P1"><text:span text:style-name="T1">Ref. Cała ziemio wołaj z radości na cześć Pana,</text:span></text:p>
            </text:list-header>
            <text:list-item>
              <text:p text:style-name="P1"><text:span text:style-name="T1">raduj się, wesel się.</text:span></text:p>
            </text:list-item>
            <text:list-item>
              <text:p text:style-name="P1"><text:span text:style-name="T1">Cała ziemio wołaj z radości na cześć Pana,</text:span></text:p>
            </text:list-item>
            <text:list-item>
              <text:p text:style-name="P1"><text:span text:style-name="T1">alleluja, alleluj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 Śpiewajcie Panu pieśń nową,</text:span></text:p>
            </text:list-item>
            <text:list-item>
              <text:p text:style-name="P1"><text:span text:style-name="T1">albowiem uczynił cuda,</text:span></text:p>
            </text:list-item>
            <text:list-item>
              <text:p text:style-name="P1"><text:span text:style-name="T1">Zwycięstwo mu zgotowała Jego prawica</text:span></text:p>
            </text:list-item>
            <text:list-item>
              <text:p text:style-name="P1"><text:span text:style-name="T1">i święte ramię Jego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Pan okazał swoje zbawienie,</text:span></text:p>
            </text:list-item>
            <text:list-item>
              <text:p text:style-name="P1"><text:span text:style-name="T1">na oczach pogan objawił swą sprawiedliwość.</text:span></text:p>
            </text:list-item>
            <text:list-item>
              <text:p text:style-name="P1"><text:span text:style-name="T1">Wspomniał na dobroć i na wierność swoją,</text:span></text:p>
            </text:list-item>
            <text:list-item>
              <text:p text:style-name="P1"><text:span text:style-name="T1">dla domu Izraela.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3.406cm" svg:height="18.027cm" svg:x="1.4cm" svg:y="0.45cm">
          <text:list text:style-name="L1">
            <text:list-header>
              <text:p text:style-name="P1"><text:span text:style-name="T1">3. Ujrzały wszystkie krańce ziemi</text:span></text:p>
              <text:p text:style-name="P1"><text:span text:style-name="T1">zbawienie Boga naszego.</text:span></text:p>
              <text:p text:style-name="P1"><text:span text:style-name="T1">Wołaj z radości na cześć Pana cała ziemio, </text:span></text:p>
              <text:p text:style-name="P1"><text:span text:style-name="T1">cieszcie się weselcie i grajcie.</text:span></text:p>
              <text:p text:style-name="P1"><text:span text:style-name="T1"/></text:p>
              <text:p text:style-name="P1"><text:span text:style-name="T1">4. Śpiewajcie <text:s/>Panu przy wtórze cytry, </text:span></text:p>
              <text:p text:style-name="P1"><text:span text:style-name="T1">przy wtórze cytry i przy dźwięku harfy,</text:span></text:p>
              <text:p text:style-name="P1"><text:span text:style-name="T1">Przy trąbach i przy głosie rogu. </text:span></text:p>
              <text:p text:style-name="P1"><text:span text:style-name="T1">Na oczach Pana, Króla, się radujcie.</text:span></text:p>
              <text:p text:style-name="P1"><text:span text:style-name="T1"/></text:p>
              <text:p text:style-name="P1"><text:span text:style-name="T1">5. Niech szumi morze i <text:s/>wszystko, co w nim żyje,</text:span></text:p>
              <text:p text:style-name="P1"><text:span text:style-name="T1">Krąg ziemi i jego mieszkańcy</text:span></text:p>
              <text:p text:style-name="P1"><text:span text:style-name="T1">Rzeki niech klaszczą w dłonie, </text:span></text:p>
              <text:p text:style-name="P1"><text:span text:style-name="T1">góry niech razem wołają z radości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5:56:42.53</dc:date>
    <meta:editing-cycles>47</meta:editing-cycles>
    <meta:editing-duration>PT6H10M58S</meta:editing-duration>
    <meta:generator>OpenOffice/4.1.1$Win32 OpenOffice.org_project/411m6$Build-9775</meta:generator>
    <meta:document-statistic meta:object-count="24"/>
  </office:meta>
</office:document-meta>
</file>